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marker-end="Arrow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5cm" svg:height="0.783cm" svg:x="1.826cm" svg:y="14.9cm">
          <text:p text:style-name="P1">INITIAL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2.435cm" svg:height="0.782cm" svg:x="4.726cm" svg:y="14.901cm">
          <text:p text:style-name="P1">READ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3.174cm" svg:height="0.783cm" svg:x="7.552cm" svg:y="14.9cm">
          <text:p text:style-name="P1">RENDER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174cm" svg:height="0.782cm" svg:x="11.126cm" svg:y="14.901cm">
          <text:p text:style-name="P1">ERRO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draw:line-skew="-0.647cm" svg:x1="3.076cm" svg:y1="14.9cm" svg:x2="5.943cm" svg:y2="14.901cm" draw:start-shape="id1" draw:start-glue-point="0" draw:end-shape="id2" draw:end-glue-point="0" svg:d="m3076 14900c0-1723 2867-1724 2867 1">
          <text:p/>
        </draw:connector>
        <draw:connector draw:style-name="gr2" draw:text-style-name="P2" draw:layer="layout" draw:type="curve" draw:line-skew="-0.91cm" svg:x1="5.943cm" svg:y1="14.901cm" svg:x2="9.139cm" svg:y2="14.9cm" draw:start-shape="id2" draw:start-glue-point="0" draw:end-shape="id3" draw:end-glue-point="0" svg:d="m5943 14901c0-2119 3196-2119 3196-1">
          <text:p/>
        </draw:connector>
        <draw:connector draw:style-name="gr2" draw:text-style-name="P2" draw:layer="layout" draw:type="curve" draw:line-skew="0.832cm" svg:x1="9.139cm" svg:y1="15.683cm" svg:x2="5.943cm" svg:y2="15.683cm" draw:start-shape="id3" draw:start-glue-point="2" draw:end-shape="id2" draw:end-glue-point="2" svg:d="m9139 15683c0 2001-3196 2001-3196 0">
          <text:p/>
        </draw:connector>
        <draw:connector draw:style-name="gr2" draw:text-style-name="P2" draw:layer="layout" draw:type="curve" draw:line-skew="-2.55cm" svg:x1="5.943cm" svg:y1="14.901cm" svg:x2="12.213cm" svg:y2="14.901cm" draw:start-shape="id2" draw:start-glue-point="0" draw:end-shape="id4" draw:end-glue-point="0" svg:d="m5943 14901c0-4576 6270-4576 6270 0">
          <text:p/>
        </draw:connector>
        <draw:connector draw:style-name="gr2" draw:text-style-name="P2" draw:layer="layout" draw:type="curve" draw:line-skew="0.873cm" svg:x1="12.213cm" svg:y1="15.683cm" svg:x2="9.139cm" svg:y2="15.683cm" draw:start-shape="id4" draw:start-glue-point="2" draw:end-shape="id3" draw:end-glue-point="2" svg:d="m12213 15683c0 2062-3074 2062-3074 0">
          <text:p/>
        </draw:connector>
        <draw:custom-shape draw:style-name="gr3" draw:text-style-name="P1" draw:layer="layout" svg:width="0.9cm" svg:height="0.9cm" svg:x="4cm" svg:y="13cm">
          <text:p text:style-name="P1">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0.9cm" svg:height="0.9cm" svg:x="7cm" svg:y="13cm">
          <text:p text:style-name="P1">2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0.9cm" svg:height="0.9cm" svg:x="8.5cm" svg:y="11.1cm">
          <text:p text:style-name="P1">3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0.9cm" svg:height="0.9cm" svg:x="7.1cm" svg:y="16.6cm">
          <text:p text:style-name="P1">4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0.9cm" svg:height="0.9cm" svg:x="10.3cm" svg:y="16.7cm">
          <text:p text:style-name="P1">5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indsay </meta:initial-creator>
    <meta:creation-date>2010-06-25T18:01:43</meta:creation-date>
    <dc:date>2010-06-26T01:01:09</dc:date>
    <dc:creator>lindsay </dc:creator>
    <meta:editing-duration>PT04H27M14S</meta:editing-duration>
    <meta:editing-cycles>2</meta:editing-cycles>
    <meta:generator>OpenOffice.org/3.1$Unix OpenOffice.org_project/310m19$Build-9420</meta:generator>
    <meta:document-statistic meta:object-count="14"/>
  </office:meta>
</office:document-meta>
</file>